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3.0681in"/>
    </style:style>
    <style:style style:name="co4" style:family="table-column">
      <style:table-column-properties fo:break-before="auto" style:column-width="0.5689in"/>
    </style:style>
    <style:style style:name="co5" style:family="table-column">
      <style:table-column-properties fo:break-before="auto" style:column-width="0.3874in"/>
    </style:style>
    <style:style style:name="co6" style:family="table-column">
      <style:table-column-properties fo:break-before="auto" style:column-width="1.2752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5945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9654in"/>
    </style:style>
    <style:style style:name="co14" style:family="table-column">
      <style:table-column-properties fo:break-before="auto" style:column-width="1.1634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2.0862in"/>
    </style:style>
    <style:style style:name="co17" style:family="table-column">
      <style:table-column-properties fo:break-before="auto" style:column-width="3.1898in"/>
    </style:style>
    <style:style style:name="co18" style:family="table-column">
      <style:table-column-properties fo:break-before="auto" style:column-width="1.2909in"/>
    </style:style>
    <style:style style:name="co19" style:family="table-column">
      <style:table-column-properties fo:break-before="auto" style:column-width="0.3953in"/>
    </style:style>
    <style:style style:name="co20" style:family="table-column">
      <style:table-column-properties fo:break-before="auto" style:column-width="0.9409in"/>
    </style:style>
    <style:style style:name="co21" style:family="table-column">
      <style:table-column-properties fo:break-before="auto" style:column-width="0.2752in"/>
    </style:style>
    <style:style style:name="co22" style:family="table-column">
      <style:table-column-properties fo:break-before="auto" style:column-width="0.6244in"/>
    </style:style>
    <style:style style:name="co23" style:family="table-column">
      <style:table-column-properties fo:break-before="auto" style:column-width="0.7228in"/>
    </style:style>
    <style:style style:name="co24" style:family="table-column">
      <style:table-column-properties fo:break-before="auto" style:column-width="0.9307in"/>
    </style:style>
    <style:style style:name="co25" style:family="table-column">
      <style:table-column-properties fo:break-before="auto" style:column-width="0.6791in"/>
    </style:style>
    <style:style style:name="co26" style:family="table-column">
      <style:table-column-properties fo:break-before="auto" style:column-width="1.1598in"/>
    </style:style>
    <style:style style:name="co27" style:family="table-column">
      <style:table-column-properties fo:break-before="auto" style:column-width="1.2035in"/>
    </style:style>
    <style:style style:name="co28" style:family="table-column">
      <style:table-column-properties fo:break-before="auto" style:column-width="1.1811in"/>
    </style:style>
    <style:style style:name="co29" style:family="table-column">
      <style:table-column-properties fo:break-before="auto" style:column-width="0.3075in"/>
    </style:style>
    <style:style style:name="co30" style:family="table-column">
      <style:table-column-properties fo:break-before="auto" style:column-width="0.864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9193in"/>
    </style:style>
    <style:style style:name="co33" style:family="table-column">
      <style:table-column-properties fo:break-before="auto" style:column-width="2.3181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1.2146in"/>
    </style:style>
    <style:style style:name="co3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issu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 style:data-style-name="N8106"/>
    <style:style style:name="ce3" style:family="table-cell" style:parent-style-name="Default" style:data-style-name="N24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su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07" table:default-cell-style-name="Excel_20_Built-in_20_Normal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roject</text:p>
          </table:table-cell>
          <table:table-cell office:value-type="string">
            <text:p>type</text:p>
          </table:table-cell>
          <table:table-cell office:value-type="string">
            <text:p>corrective_action</text:p>
          </table:table-cell>
          <table:table-cell office:value-type="string">
            <text:p>cost</text:p>
          </table:table-cell>
          <table:table-cell office:value-type="string">
            <text:p>status</text:p>
          </table:table-cell>
          <table:table-cell office:value-type="string">
            <text:p>create_time</text:p>
          </table:table-cell>
          <table:table-cell table:number-columns-repeated="1015"/>
        </table:table-row>
        <table:table-row table:style-name="ro2">
          <table:table-cell office:value-type="string">
            <text:p>IR00001</text:p>
          </table:table-cell>
          <table:table-cell office:value-type="string">
            <text:p>Incorrect PCB layout</text:p>
          </table:table-cell>
          <table:table-cell office:value-type="string">
            <text:p>Connectivity of PCB-type inductor in layout is incorrect.</text:p>
          </table:table-cell>
          <table:table-cell office:value-type="string">
            <text:p>P09-001</text:p>
          </table:table-cell>
          <table:table-cell office:value-type="string">
            <text:p>PCB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CLOSED</text:p>
          </table:table-cell>
          <table:table-cell table:style-name="ce2" office:value-type="date" office:date-value="2013-01-02">
            <text:p>02-01-2013</text:p>
          </table:table-cell>
          <table:table-cell table:number-columns-repeated="1015"/>
        </table:table-row>
        <table:table-row table:style-name="ro3">
          <table:table-cell office:value-type="string">
            <text:p>IR00002</text:p>
          </table:table-cell>
          <table:table-cell office:value-type="string">
            <text:p>Difficult assembly procedure</text:p>
          </table:table-cell>
          <table:table-cell office:value-type="string">
            <text:p>Difficult to assemble and test PCA due to copper-side-up orientation. Orienting PCA component-side up allows for full access to components for debugging after assembly.</text:p>
          </table:table-cell>
          <table:table-cell office:value-type="string">
            <text:p>P09-001</text:p>
          </table:table-cell>
          <table:table-cell office:value-type="string">
            <text:p>ASSY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CLOSED</text:p>
          </table:table-cell>
          <table:table-cell table:style-name="ce2" office:value-type="date" office:date-value="2013-01-03">
            <text:p>03-01-2013</text:p>
          </table:table-cell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ssue-tryton" table:style-name="ta2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5" table:number-columns-repeated="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5" table:default-cell-style-name="Excel_20_Built-in_20_Normal"/>
        <table:table-column table:style-name="co20" table:default-cell-style-name="Excel_20_Built-in_20_Normal"/>
        <table:table-column table:style-name="co15" table:number-columns-repeated="1015" table:default-cell-style-name="Excel_20_Built-in_20_Normal"/>
        <table:table-row table:style-name="ro4">
          <table:table-cell table:formula="of:=[issue.A1]" office:value-type="string" office:string-value="number">
            <text:p>number</text:p>
          </table:table-cell>
          <table:table-cell table:formula="of:=[issue.B1]" office:value-type="string" office:string-value="name">
            <text:p>name</text:p>
          </table:table-cell>
          <table:table-cell table:formula="of:=[issue.C1]" office:value-type="string" office:string-value="description">
            <text:p>description</text:p>
          </table:table-cell>
          <table:table-cell table:formula="of:=[issue.D1]" office:value-type="string" office:string-value="project">
            <text:p>project</text:p>
          </table:table-cell>
          <table:table-cell table:formula="of:=[issue.E1]" office:value-type="string" office:string-value="type">
            <text:p>type</text:p>
          </table:table-cell>
          <table:table-cell table:formula="of:=[issue.F1]" office:value-type="string" office:string-value="corrective_action">
            <text:p>corrective_action</text:p>
          </table:table-cell>
          <table:table-cell table:formula="of:=[issue.G1]" office:value-type="string" office:string-value="cost">
            <text:p>cost</text:p>
          </table:table-cell>
          <table:table-cell table:formula="of:=[issue.H1]" office:value-type="string" office:string-value="status">
            <text:p>status</text:p>
          </table:table-cell>
          <table:table-cell table:formula="of:=[issue.I1]" office:value-type="string" office:string-value="create_time">
            <text:p>create_time</text:p>
          </table:table-cell>
          <table:table-cell table:number-columns-repeated="1015"/>
        </table:table-row>
        <table:table-row table:style-name="ro4">
          <table:table-cell table:formula="of:=[issue.A2]" office:value-type="string" office:string-value="IR00001">
            <text:p>IR00001</text:p>
          </table:table-cell>
          <table:table-cell table:formula="of:=[issue.B2]" office:value-type="string" office:string-value="Incorrect PCB layout">
            <text:p>Incorrect PCB layout</text:p>
          </table:table-cell>
          <table:table-cell table:formula="of:=[issue.C2]" office:value-type="string" office:string-value="Connectivity of PCB-type inductor in layout is incorrect.">
            <text:p>Connectivity of PCB-type inductor in layout is incorrect.</text:p>
          </table:table-cell>
          <table:table-cell table:formula="of:=[issue.D2]" office:value-type="string" office:string-value="P09-001">
            <text:p>P09-001</text:p>
          </table:table-cell>
          <table:table-cell table:formula="of:=[issue.E2]" office:value-type="string" office:string-value="PCB">
            <text:p>PCB</text:p>
          </table:table-cell>
          <table:table-cell table:formula="of:=[issue.F2]" office:value-type="string" office:string-value="YES">
            <text:p>YES</text:p>
          </table:table-cell>
          <table:table-cell table:formula="of:=[issue.G2]" office:value-type="float" office:value="0">
            <text:p>0</text:p>
          </table:table-cell>
          <table:table-cell table:formula="of:=[issue.H2]" office:value-type="string" office:string-value="CLOSED">
            <text:p>CLOSED</text:p>
          </table:table-cell>
          <table:table-cell table:formula="of:=[issue.I2]" office:value-type="date" office:date-value="2013-01-02">
            <text:p>2013-01-02</text:p>
          </table:table-cell>
          <table:table-cell table:number-columns-repeated="1015"/>
        </table:table-row>
        <table:table-row table:style-name="ro4">
          <table:table-cell table:formula="of:=[issue.A3]" office:value-type="string" office:string-value="IR00002">
            <text:p>IR00002</text:p>
          </table:table-cell>
          <table:table-cell table:formula="of:=[issue.B3]" office:value-type="string" office:string-value="Difficult assembly procedure">
            <text:p>Difficult assembly procedure</text:p>
          </table:table-cell>
          <table:table-cell table:formula="of:=[issue.C3]" office:value-type="string" office:string-value="Difficult to assemble and test PCA due to copper-side-up orientation. Orienting PCA component-side up allows for full access to components for debugging after assembly.">
            <text:p>Difficult to assemble and test PCA due to copper-side-up orientation. Orienting PCA component-side up allows for full access to components for debugging after assembly.</text:p>
          </table:table-cell>
          <table:table-cell table:formula="of:=[issue.D3]" office:value-type="string" office:string-value="P09-001">
            <text:p>P09-001</text:p>
          </table:table-cell>
          <table:table-cell table:formula="of:=[issue.E3]" office:value-type="string" office:string-value="ASSY">
            <text:p>ASSY</text:p>
          </table:table-cell>
          <table:table-cell table:formula="of:=[issue.F3]" office:value-type="string" office:string-value="YES">
            <text:p>YES</text:p>
          </table:table-cell>
          <table:table-cell table:formula="of:=[issue.G3]" office:value-type="float" office:value="0">
            <text:p>0</text:p>
          </table:table-cell>
          <table:table-cell table:formula="of:=[issue.H3]" office:value-type="string" office:string-value="CLOSED">
            <text:p>CLOSED</text:p>
          </table:table-cell>
          <table:table-cell table:formula="of:=[issue.I3]" office:value-type="date" office:date-value="2013-01-03">
            <text:p>2013-01-03</text:p>
          </table:table-cell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ssue-mantis" table:style-name="ta3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ce3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ce3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Project</text:p>
          </table:table-cell>
          <table:table-cell office:value-type="string">
            <text:p>Reporter</text:p>
          </table:table-cell>
          <table:table-cell office:value-type="string">
            <text:p>Assigned To</text:p>
          </table:table-cell>
          <table:table-cell office:value-type="string">
            <text:p>Priority</text:p>
          </table:table-cell>
          <table:table-cell office:value-type="string">
            <text:p>Severity</text:p>
          </table:table-cell>
          <table:table-cell office:value-type="string">
            <text:p>Reproducibility</text:p>
          </table:table-cell>
          <table:table-cell office:value-type="string">
            <text:p>Product Version</text:p>
          </table:table-cell>
          <table:table-cell office:value-type="string">
            <text:p>Category</text:p>
          </table:table-cell>
          <table:table-cell table:style-name="Default" office:value-type="string">
            <text:p>Date Submitted</text:p>
          </table:table-cell>
          <table:table-cell office:value-type="string">
            <text:p>OS</text:p>
          </table:table-cell>
          <table:table-cell office:value-type="string">
            <text:p>OS Version</text:p>
          </table:table-cell>
          <table:table-cell office:value-type="string">
            <text:p>Platform</text:p>
          </table:table-cell>
          <table:table-cell office:value-type="string">
            <text:p>View Status</text:p>
          </table:table-cell>
          <table:table-cell table:style-name="Default" office:value-type="string">
            <text:p>Updated</text:p>
          </table:table-cell>
          <table:table-cell office:value-type="string">
            <text:p>Summary</text:p>
          </table:table-cell>
          <table:table-cell office:value-type="string">
            <text:p>Status</text:p>
          </table:table-cell>
          <table:table-cell office:value-type="string">
            <text:p>Resolution</text:p>
          </table:table-cell>
          <table:table-cell office:value-type="string">
            <text:p>Fixed in Version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Default</text:p>
          </table:table-cell>
          <table:table-cell office:value-type="string">
            <text:p>fmason</text:p>
          </table:table-cell>
          <table:table-cell office:value-type="string">
            <text:p>bjenks</text:p>
          </table:table-cell>
          <table:table-cell office:value-type="string">
            <text:p>@0@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General</text:p>
          </table:table-cell>
          <table:table-cell office:value-type="date" office:date-value="2013-01-01">
            <text:p>1/1/2013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14-09-06">
            <text:p>9/6/2014</text:p>
          </table:table-cell>
          <table:table-cell office:value-type="string">
            <text:p>Make PCB corrections</text:p>
          </table:table-cell>
          <table:table-cell office:value-type="string">
            <text:p>assigned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Default</text:p>
          </table:table-cell>
          <table:table-cell office:value-type="string">
            <text:p>fmason</text:p>
          </table:table-cell>
          <table:table-cell office:value-type="string">
            <text:p>fmason</text:p>
          </table:table-cell>
          <table:table-cell office:value-type="string">
            <text:p>@0@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General</text:p>
          </table:table-cell>
          <table:table-cell office:value-type="date" office:date-value="2013-01-04">
            <text:p>1/4/2013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14-09-05">
            <text:p>9/5/2014</text:p>
          </table:table-cell>
          <table:table-cell office:value-type="string">
            <text:p>Release field service kit</text:p>
          </table:table-cell>
          <table:table-cell office:value-type="string">
            <text:p>assigned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Default</text:p>
          </table:table-cell>
          <table:table-cell office:value-type="string">
            <text:p>fmason</text:p>
          </table:table-cell>
          <table:table-cell office:value-type="string">
            <text:p>mdelazes</text:p>
          </table:table-cell>
          <table:table-cell office:value-type="string">
            <text:p>@0@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General</text:p>
          </table:table-cell>
          <table:table-cell office:value-type="date" office:date-value="2013-01-03">
            <text:p>1/3/2013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14-09-05">
            <text:p>9/5/2014</text:p>
          </table:table-cell>
          <table:table-cell office:value-type="string">
            <text:p>Reduce cost and improve quality</text:p>
          </table:table-cell>
          <table:table-cell office:value-type="string">
            <text:p>assigned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Default</text:p>
          </table:table-cell>
          <table:table-cell office:value-type="string">
            <text:p>fmason</text:p>
          </table:table-cell>
          <table:table-cell office:value-type="string">
            <text:p>jsharp</text:p>
          </table:table-cell>
          <table:table-cell office:value-type="string">
            <text:p>@0@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General</text:p>
          </table:table-cell>
          <table:table-cell office:value-type="date" office:date-value="2013-01-02">
            <text:p>1/2/2013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14-09-05">
            <text:p>9/5/2014</text:p>
          </table:table-cell>
          <table:table-cell office:value-type="string">
            <text:p>Release marketing assembly</text:p>
          </table:table-cell>
          <table:table-cell office:value-type="string">
            <text:p>assigned</text:p>
          </table:table-cell>
          <table:table-cell office:value-type="string">
            <text:p>open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Default</text:p>
          </table:table-cell>
          <table:table-cell office:value-type="string">
            <text:p>fmason</text:p>
          </table:table-cell>
          <table:table-cell office:value-type="string">
            <text:p>bjenks</text:p>
          </table:table-cell>
          <table:table-cell office:value-type="string">
            <text:p>@0@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General</text:p>
          </table:table-cell>
          <table:table-cell office:value-type="date" office:date-value="2012-12-31">
            <text:p>12/31/2012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14-09-05">
            <text:p>9/5/2014</text:p>
          </table:table-cell>
          <table:table-cell office:value-type="string">
            <text:p>Release prototype PCA</text:p>
          </table:table-cell>
          <table:table-cell office:value-type="string">
            <text:p>assigned</text:p>
          </table:table-cell>
          <table:table-cell office:value-type="string">
            <text:p>open</text:p>
          </table:table-cell>
          <table:table-cell/>
        </table:table-row>
      </table:table>
      <table:table table:name="Sheet3" table:style-name="ta4" table:print="false">
        <office:forms form:automatic-focus="false" form:apply-design-mode="false"/>
        <table:table-column table:style-name="co15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date-style style:name="N24116" number:language="en" number:country="US">
      <number:month/>
      <number:text>/</number:text>
      <number:day/>
      <number:text>/</number:text>
      <number:year number:style="long"/>
    </number:date-style>
    <number:date-style style:name="N24117" number:language="en" number:country="US">
      <number:day/>
      <number:text>-</number:text>
      <number:month number:textual="true"/>
      <number:text>-</number:text>
      <number:year/>
    </number:date-style>
    <number:date-style style:name="N24118" number:language="en" number:country="US">
      <number:day/>
      <number:text>-</number:text>
      <number:month number:textual="true"/>
    </number:date-style>
    <number:date-style style:name="N24119" number:language="en" number:country="US">
      <number:month number:textual="true"/>
      <number:text>-</number:text>
      <number:year/>
    </number:date-style>
    <number:time-style style:name="N24120" number:language="en" number:country="US">
      <number:hours/>
      <number:text>:</number:text>
      <number:minutes number:style="long"/>
      <number:text> </number:text>
      <number:am-pm/>
    </number:time-style>
    <number:time-style style:name="N24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22" number:language="en" number:country="US">
      <number:hours/>
      <number:text>:</number:text>
      <number:minutes number:style="long"/>
    </number:time-style>
    <number:time-style style:name="N24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4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4125P0" style:volatile="true" number:language="en" number:country="US">
      <number:number number:decimal-places="0" number:min-integer-digits="1" number:grouping="true"/>
      <number:text> </number:text>
    </number:number-style>
    <number:number-style style:name="N24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4125P0"/>
    </number:number-style>
    <number:number-style style:name="N24126P0" style:volatile="true" number:language="en" number:country="US">
      <number:number number:decimal-places="0" number:min-integer-digits="1" number:grouping="true"/>
      <number:text> </number:text>
    </number:number-style>
    <number:number-style style:name="N24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4126P0"/>
    </number:number-style>
    <number:number-style style:name="N24127P0" style:volatile="true" number:language="en" number:country="US">
      <number:number number:decimal-places="2" number:min-integer-digits="1" number:grouping="true"/>
      <number:text> </number:text>
    </number:number-style>
    <number:number-style style:name="N24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4127P0"/>
    </number:number-style>
    <number:number-style style:name="N24128P0" style:volatile="true" number:language="en" number:country="US">
      <number:number number:decimal-places="2" number:min-integer-digits="1" number:grouping="true"/>
      <number:text> </number:text>
    </number:number-style>
    <number:number-style style:name="N24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4128P0"/>
    </number:number-style>
    <number:currency-style style:name="N24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29P0"/>
    </number:currency-style>
    <number:currency-style style:name="N24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0P0"/>
    </number:currency-style>
    <number:currency-style style:name="N24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1P0"/>
    </number:currency-style>
    <number:currency-style style:name="N24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9/13/2014</text:date>, <text:time>11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sue" style:display-name="PageStyle_iss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ault" style:display-name="PageStyle_Defau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ault_20_1" style:display-name="PageStyle_Default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4-09-13T11:44:50.92</dc:date>
    <dc:creator>Dale Scott</dc:creator>
    <meta:editing-duration>PT7M40S</meta:editing-duration>
    <meta:editing-cycles>2</meta:editing-cycles>
    <meta:document-statistic meta:table-count="4" meta:cell-count="143" meta:object-count="0"/>
  </office:meta>
</office:document-meta>
</file>